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style:vertical-align="top"/>
      <style:text-properties style:font-name="Carlito1" fo:font-size="11pt" fo:font-weight="normal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wrap-option="wrap" style:vertical-align="top"/>
      <style:text-properties style:font-name="Carlito1" fo:font-size="11pt" fo:font-weight="normal" style:font-size-asian="11pt" style:font-size-complex="11pt"/>
    </style:style>
    <style:style style:name="ce9" style:family="table-cell" style:parent-style-name="Default">
      <style:table-cell-properties fo:background-color="#ffa6a6" fo:wrap-option="wrap" style:vertical-align="top"/>
      <style:text-properties style:font-name="Carlito1" fo:font-size="11pt" fo:font-weight="normal" style:font-size-asian="11pt" style:font-size-complex="11pt"/>
    </style:style>
    <style:style style:name="ce11" style:family="table-cell" style:parent-style-name="Default">
      <style:table-cell-properties fo:background-color="#afd095" style:text-align-source="fix" style:repeat-content="false" fo:wrap-option="wrap" style:vertical-align="top"/>
      <style:paragraph-properties fo:text-align="center" fo:margin-left="0cm"/>
      <style:text-properties fo:color="#000000" style:font-name="Carlito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style:font-name="Carlito1" fo:font-size="11pt" fo:font-weight="normal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860d" style:text-align-source="fix" style:repeat-content="false" fo:wrap-option="wrap" style:vertical-align="top"/>
      <style:paragraph-properties fo:text-align="center" fo:margin-left="0cm"/>
      <style:text-properties fo:color="#000000" style:font-name="Carlito1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bf00" fo:wrap-option="wrap" style:vertical-align="top"/>
      <style:text-properties style:font-name="Carlito1" fo:font-size="11pt" fo:font-weight="normal" style:font-size-asian="12pt" style:font-size-complex="12pt"/>
    </style:style>
    <style:style style:name="ce18" style:family="table-cell" style:parent-style-name="Default">
      <style:table-cell-properties fo:background-color="#ffbf00" style:text-align-source="fix" style:repeat-content="false" fo:wrap-option="wrap" style:vertical-align="top"/>
      <style:paragraph-properties fo:text-align="center"/>
      <style:text-properties style:font-name="Carlito1" fo:font-size="11pt" fo:font-weight="normal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wrap-option="wrap" style:vertical-align="top"/>
      <style:text-properties fo:color="#b2b2b2" style:text-line-through-style="solid" style:text-line-through-type="single" style:font-name="Carlito1" fo:font-size="11pt" fo:font-weight="normal" style:font-size-asian="11pt" style:font-size-complex="11pt"/>
    </style:style>
    <style:style style:name="ce20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center" fo:margin-left="0cm"/>
      <style:text-properties fo:color="#000000" style:font-name="Carlito1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ffbf00" fo:wrap-option="wrap" style:vertical-align="top"/>
      <style:text-properties style:font-name="Carlito1" fo:font-size="11pt" fo:font-weight="normal" style:font-size-asian="11pt" style:font-size-complex="11pt"/>
    </style:style>
    <style:style style:name="ce22" style:family="table-cell" style:parent-style-name="Default">
      <style:table-cell-properties fo:wrap-option="wrap" style:vertical-align="top"/>
      <style:text-properties fo:color="#b2b2b2" style:text-line-through-style="none" style:text-line-through-type="none" style:font-name="Carlito1" fo:font-size="11pt" fo:font-weight="normal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rlito1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wrap-option="wrap" style:vertical-align="top"/>
      <style:text-properties style:font-name="Carlito1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ext-properties style:font-name="Carlito1" fo:font-size="11pt" fo:font-weight="normal"/>
    </style:style>
    <style:style style:name="ce27" style:family="table-cell" style:parent-style-name="Default">
      <style:text-properties style:font-name="Carlito1" fo:font-size="11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3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  <style:style style:name="T4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fo:font-weight="bold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/>
    </style:style>
    <style:style style:name="T5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3" table:number-columns-repeated="59" table:default-cell-style-name="ce8"/>
        <table:table-column table:style-name="co3" table:number-columns-repeated="960" table:default-cell-style-name="ce26"/>
        <table:table-row table:style-name="ro1">
          <table:table-cell table:style-name="ce7" office:value-type="string" calcext:value-type="string">
            <text:p>Life Exam 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office:value-type="string" calcext:value-type="string">
            <text:p>&lt; nochmals testen!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Funktioniert</text:p>
          </table:table-cell>
          <table:table-cell table:style-name="ce14" office:value-type="string" calcext:value-type="string">
            <text:p>Kritisch</text:p>
          </table:table-cell>
          <table:table-cell table:style-name="ce20" office:value-type="string" calcext:value-type="string">
            <text:p>Warning</text:p>
          </table:table-cell>
          <table:table-cell table:style-name="ce24" office:value-type="string" calcext:value-type="string">
            <text:p>Zum Überdenken</text:p>
          </table:table-cell>
          <table:table-cell table:style-name="ce24" office:value-type="string" calcext:value-type="string">
            <text:p>Frage</text:p>
          </table:table-cell>
          <table:table-cell table:style-name="ce25" table:number-columns-repeated="59"/>
          <table:table-cell table:style-name="ce27" table:number-columns-repeated="960"/>
        </table:table-row>
        <table:table-row table:style-name="ro1">
          <table:table-cell table:style-name="ce13" office:value-type="string" calcext:value-type="string">
            <text:p>Teacher</text:p>
          </table:table-cell>
          <table:table-cell/>
          <table:table-cell office:value-type="string" calcext:value-type="string">
            <text:p>Helligkeit nach Boot zu niedri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 Auswahl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  <text:p>Wir haben Europe/Vieann +2</text:p>
            <text:p>Timdatectl service gestartet?</text:p>
            <text:p>NTP Client verwenden?</text:p>
          </table:table-cell>
          <table:table-cell/>
          <table:table-cell office:value-type="string" calcext:value-type="string">
            <text:p>Schüler haben während des Exams Zugriff auf eigene Partitionen</text:p>
          </table:table-cell>
          <table:table-cell office:value-type="string" calcext:value-type="string">
            <text:p><text:s/>neue mounts sollten nicht erlaubt sein.. sollen wir ein „umount“ bei exam start machen um eventuelle eingebundene partitionen rauszuhauen 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reenshot updaten OK</text:p>
          </table:table-cell>
          <table:table-cell table:style-name="ce9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k Screen OK</text:p>
          </table:table-cell>
          <table:table-cell office:value-type="string" calcext:value-type="string">
            <text:p><text:span text:style-name="T1">Server</text:span>: Öffne Share Ordner nur als roo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Lock Screen O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atei senden OK</text:p>
          </table:table-cell>
          <table:table-cell office:value-type="string" calcext:value-type="string">
            <text:p><text:span text:style-name="T1">Server</text:span>: Nach Abgabe Ordner öffnen</text:p>
          </table:table-cell>
          <table:table-cell table:number-columns-repeated="2"/>
          <table:table-cell office:value-type="string" calcext:value-type="string">
            <text:p>das nervt glaub ich ziemlich wenn man autoabgabe an hat ;-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<text:span text:style-name="T1">Server</text:span>: Exam beenden erzwingen mit Timeout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Ab und zu OFFLINE von Client, warum?</text:p>
          </table:table-cell>
          <table:table-cell table:number-columns-repeated="1022"/>
        </table:table-row>
        <table:table-row table:style-name="ro4">
          <table:table-cell/>
          <table:table-cell table:style-name="ce15" office:value-type="string" calcext:value-type="string">
            <text:p><text:span text:style-name="T2">Client</text:span><text:span text:style-name="T3">: Runnning Exam after Boot beenden geht nicht</text:span></text:p>
          </table:table-cell>
          <table:table-cell table:style-name="ce21" office:value-type="string" calcext:value-type="string">
            <text:p><text:span text:style-name="T1">Client</text:span>: ExamMode falscher Desktop Oberfläche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könnte zusammenhängen!</text:p>
          </table:table-cell>
          <table:covered-table-cell table:style-name="ce21"/>
          <table:table-cell table:number-columns-repeated="1021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5">
          <table:table-cell/>
          <table:table-cell table:style-name="ce19" office:value-type="string" calcext:value-type="string">
            <text:p>LockScreen, beim ersten mal abgelehnt weil Client als Teacher angenommen wird</text:p>
          </table:table-cell>
          <table:table-cell table:style-name="ce19" office:value-type="string" calcext:value-type="string">
            <text:p>Beim Hochfahren wird disk überprüft</text:p>
            <text:p>Dauert etwas</text:p>
          </table:table-cell>
          <table:table-cell table:style-name="ce19" office:value-type="string" calcext:value-type="string">
            <text:p>Life-update</text:p>
            <text:p>Button verändern zu in Bearbeitung Abbrechen etc.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9" office:value-type="string" calcext:value-type="string">
            <text:p>Beim Ausschalten wird auf Eingabe gewartet &gt; bitte entfernen Sie das Wechselmedium</text:p>
          </table:table-cell>
          <table:table-cell table:style-name="ce19" office:value-type="string" calcext:value-type="string">
            <text:p>IP Adresse in Übersicht Teacher anzeigen</text:p>
          </table:table-cell>
          <table:table-cell table:number-columns-repeated="1020"/>
        </table:table-row>
        <table:table-row table:style-name="ro5">
          <table:table-cell/>
          <table:table-cell table:style-name="ce19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9" office:value-type="string" calcext:value-type="string">
            <text:p>App Auswahl höher etwas größer</text:p>
          </table:table-cell>
          <table:table-cell table:style-name="ce22" office:value-type="string" calcext:value-type="string">
            <text:p><text:span text:style-name="T4">Client</text:span><text:span text:style-name="T5">: Message Box verbunden als Feedback</text:span></text:p>
          </table:table-cell>
          <table:table-cell office:value-type="string" calcext:value-type="string">
            <text:p>hmm.. <text:s/>mich hat die etwas irritiert .. weil sie irgendwie immer wieder da und wieder weg war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<text:span text:style-name="T1">Server</text:span>: Client entfernen, Widget bleibt</text:p>
          </table:table-cell>
          <table:table-cell table:style-name="ce22" office:value-type="string" calcext:value-type="string">
            <text:p><text:span text:style-name="T4">Client</text:span><text:span text:style-name="T5">: Doppelten Start verhindern</text:span></text:p>
          </table:table-cell>
          <table:table-cell table:style-name="ce19" office:value-type="string" calcext:value-type="string">
            <text:p>Client Zombies rauswerfe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9" office:value-type="string" calcext:value-type="string">
            <text:p>Teacher: Kdialog auf Notification umbessern</text:p>
          </table:table-cell>
          <table:table-cell table:style-name="ce19" office:value-type="string" calcext:value-type="string">
            <text:p>def openFileManager(path):</text:p>
            <text:p>korrekt?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Doppelte Client anmeldung mit selben Namen …</text:p>
          </table:table-cell>
          <table:table-cell table:style-name="ce19" office:value-type="string" calcext:value-type="string">
            <text:p>Notification einheitliche Brei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9" office:value-type="string" calcext:value-type="string">
            <text:p>Nach LockScreen / UN</text:p>
            <text:p>Löse Screenshot update aus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<text:span text:style-name="T1">Server</text:span>: ProgfressBar ausblenden wenn done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1">Server</text:span>:</text:p>
            <text:p>Unlock Screen Progressbar bleibt sichtbar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1">Server</text:span>: _onRemoveClient</text:p>
            <text:p>Verbindung trennen Fehler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1">Client</text:span>: Startet sich nicht neu wenn Server down ist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Twisted Plugin hat sich auch global installiert &gt; ??? 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4">Client</text:span><text:span text:style-name="T5">: _StartExam &gt; Lock File Fails</text:span></text:p>
            <text:p><text:span text:style-name="T6">Twisted Zeile 270</text:span>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<text:span text:style-name="T4">Client</text:span><text:span text:style-name="T5">: Verbindung trennen RM klappt nicht</text:span>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<text:span text:style-name="T1">Server:</text:span> Unconnected Clients rauswerfen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Server: _updateListItemScreenshot</text:p>
            <text:p>Screenshot update will nicht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.00.0000</text:date>, <text:time style:data-style-name="N2" text:time-value="10:06:14.90116675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Hagmann</meta:initial-creator>
    <meta:creation-date>2020-05-24T08:47:43.141000000</meta:creation-date>
    <dc:date>2020-10-22T10:10:49.946578442</dc:date>
    <meta:editing-duration>PT7H18M49S</meta:editing-duration>
    <meta:editing-cycles>80</meta:editing-cycles>
    <meta:generator>LibreOffice/7.0.1.2$Linux_X86_64 LibreOffice_project/00$Build-2</meta:generator>
    <meta:document-statistic meta:table-count="1" meta:cell-count="54" meta:object-count="0"/>
  </office:meta>
</office:document-meta>
</file>